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s ta.QueryUtil</text:p>
      <text:p text:style-name="Standard">uses java.util.ArrayList</text:p>
      <text:p text:style-name="Standard"/>
      <text:p text:style-name="Standard">var StAcounts : String = "";</text:p>
      <text:p text:style-name="Standard">var queryAcounts = new String[] {"ab:5", "ab:98"};</text:p>
      <text:p text:style-name="Standard">var person: entity.ABPerson;</text:p>
      <text:p text:style-name="Standard"/>
      <text:p text:style-name="Standard">for ( qa in queryAcounts){</text:p>
      <text:p text:style-name="Standard"/>
      <text:p text:style-name="Standard"><text:s text:c="2"/>person = QueryUtil.findPerson(qa);</text:p>
      <text:p text:style-name="Standard"/>
      <text:p text:style-name="Standard"><text:s text:c="2"/>StAcounts += person.FullName+" has "+person.BankAccounts.Count+" acounts \n"</text:p>
      <text:p text:style-name="Standard"/>
      <text:p text:style-name="Standard"><text:s text:c="2"/>for (ac in person.BankAccounts index i ){</text:p>
      <text:p text:style-name="Standard"/>
      <text:p text:style-name="Standard"><text:s text:c="4"/>StAcounts += <text:s/>i + 1 + ") " ;</text:p>
      <text:p text:style-name="Standard"><text:s text:c="4"/>StAcounts += ac.BankName+" "+ac.AccountType+" "+ac.AccountNumber+" \n";</text:p>
      <text:p text:style-name="Standard"/>
      <text:p text:style-name="Standard"><text:s text:c="2"/>}</text:p>
      <text:p text:style-name="Standard">}</text:p>
      <text:p text:style-name="Standard"/>
      <text:p text:style-name="Standard">print (StAcounts);</text:p>
      <text:p text:style-name="Standard"/>
      <text:p text:style-name="Standard"/>
      <text:p text:style-name="Standard">// William Andy</text:p>
      <text:p text:style-name="Standard">var anABPersonWilliam = QueryUtil.findPerson("ab:5")</text:p>
      <text:p text:style-name="Standard">var acWilliam = anABPersonWilliam.BankAccounts;</text:p>
      <text:p text:style-name="Standard">print(acWilliam.length)</text:p>
      <text:p text:style-name="Standard">// Eric Andy</text:p>
      <text:p text:style-name="Standard">var anABPersonEric = QueryUtil.findPerson("ab:98")</text:p>
      <text:p text:style-name="Standard">var acEric = anABPersonEric.BankAccounts;</text:p>
      <text:p text:style-name="Standard">print(acEric.length)</text:p>
      <text:p text:style-name="Standard"/>
      <text:p text:style-name="Standard">for(ac in acWilliam index i) {</text:p>
      <text:p text:style-name="Standard"><text:s text:c="2"/>print (i+1+" "+ac.BankName+" "+ac.AccountType+" "+ac.AccountNumber )</text:p>
      <text:p text:style-name="Standard">}</text:p>
      <text:p text:style-name="Standard">for(ac in acEric index i) {</text:p>
      <text:p text:style-name="Standard"><text:s text:c="2"/>print (i+1+acWilliam.Count+" "+ac.BankName+" "+ac.AccountType+" "+ac.AccountNumber )</text:p>
      <text:p text:style-name="Standard">}</text:p>
      <text:p text:style-name="Standard"/>
      <text:p text:style-name="Standard"/>
      <text:p text:style-name="Standard">/*var acounts : ArrayList;</text:p>
      <text:p text:style-name="Standard">acounts.addAll(acWilliam);</text:p>
      <text:p text:style-name="Standard">acounts.addAll(acEric);</text:p>
      <text:p text:style-name="Standard"/>
      <text:p text:style-name="Standard">for(ac in acounts index i) {</text:p>
      <text:p text:style-name="Standard"><text:s text:c="2"/>print (i+" "+(ac as entity.BankAccount).BankName+" "+(ac as entity.BankAccount).AccountType+" "+(ac as entity.BankAccount).AccountNumber )</text:p>
      <text:p text:style-name="Standard">}*/</text:p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9S</meta:editing-duration>
    <meta:editing-cycles>3</meta:editing-cycles>
    <meta:generator>LibreOffice/5.4.2.2$Windows_x86 LibreOffice_project/22b09f6418e8c2d508a9eaf86b2399209b0990f4</meta:generator>
    <dc:date>2018-02-19T15:03:01.083000000</dc:date>
    <meta:document-statistic meta:table-count="0" meta:image-count="0" meta:object-count="0" meta:page-count="2" meta:paragraph-count="34" meta:word-count="136" meta:character-count="1180" meta:non-whitespace-character-count="1055"/>
    <meta:user-defined meta:name="Info 1"/>
    <meta:user-defined meta:name="Info 2"/>
    <meta:user-defined meta:name="Info 3"/>
    <meta:user-defined meta:name="Info 4"/>
  </office:meta>
</office:document-meta>
</file>